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27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5.6654in"/>
    </style:style>
    <style:style style:name="co5" style:family="table-column">
      <style:table-column-properties fo:break-before="auto" style:column-width="1.16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status_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message_cod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function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uccessfully created client socket.</text:p>
          </table:table-cell>
          <table:table-cell office:value-type="string" calcext:value-type="string">
            <text:p>client.__init__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Successfully connected to the server.</text:p>
          </table:table-cell>
          <table:table-cell office:value-type="string" calcext:value-type="string">
            <text:p>connect_server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information for the file named {file_name} was successfully retrieved from the server.</text:p>
          </table:table-cell>
          <table:table-cell office:value-type="string" calcext:value-type="string">
            <text:p>get_file_info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list of files served by the server was successfully obtained.</text:p>
          </table:table-cell>
          <table:table-cell office:value-type="string" calcext:value-type="string">
            <text:p>get_files_info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The file named {file_name} was successfully retrieved from the server.</text:p>
          </table:table-cell>
          <table:table-cell office:value-type="string" calcext:value-type="string">
            <text:p>download_file</text:p>
          </table:table-cell>
          <table:table-cell table:number-columns-repeated="16379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The connection to the server was successfully terminated.</text:p>
          </table:table-cell>
          <table:table-cell office:value-type="string" calcext:value-type="string">
            <text:p>exit_from_server</text:p>
          </table:table-cell>
          <table:table-cell table:number-columns-repeated="16379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8">00/00/0000</text:date>, <text:time style:data-style-name="N2" text:time-value="17:28:54.6364444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8T12:48:32.804160602</meta:creation-date>
    <dc:date>2024-12-08T13:30:23.649017865</dc:date>
    <meta:editing-duration>PT7M54S</meta:editing-duration>
    <meta:editing-cycles>3</meta:editing-cycles>
    <meta:generator>LibreOffice/24.8.2.1$Linux_X86_64 LibreOffice_project/0f794b6e29741098670a3b95d60478a65d05ef13</meta:generator>
    <meta:document-statistic meta:table-count="1" meta:cell-count="35" meta:object-count="0"/>
  </office:meta>
</office:document-meta>
</file>